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Auxhead</text:h>
      <text:p text:style-name="P14"><text:span text:style-name="Source_20_Text">Auxhead</text:span> and <text:span text:style-name="Source_20_Text">Auxheader</text:span>.</text:p>
      <text:p text:style-name="Text_20_body"><text:s/><text:span text:style-name="T5">Note</text:span>:</text:p>
      <text:list text:style-name="L1">
        <text:list-item>
          <text:p text:style-name="P16"><text:a xlink:type="simple" xlink:href="http://zk1.svn.sourceforge.net/viewvc/zk1/branches/3.5/zul/src/archive/web/zul/css/norm.css.dsp?view=markup">The CSS source of Auxhead from SVN</text:a></text:p>
        </text:list-item>
        <text:list-item>
          <text:p text:style-name="P16"><text:a xlink:type="simple" xlink:href="http://zk1.svn.sourceforge.net/viewvc/zk1/branches/3.5/zul/src/archive/web/zul/css/cmps/grid.css.dsp?view=markup">The CSS source of Auxhead with Grid from SVN</text:a></text:p>
        </text:list-item>
        <text:list-item>
          <text:p text:style-name="P16"><text:a xlink:type="simple" xlink:href="http://zk1.svn.sourceforge.net/viewvc/zk1/branches/3.5/zul/src/archive/web/zul/css/cmps/listbox.css.dsp?view=markup">The CSS source of Auxhead with Listbox <text:s/>from SVN</text:a></text:p>
        </text:list-item>
        <text:list-item>
          <text:p text:style-name="P16"><text:a xlink:type="simple" xlink:href="http://zk1.svn.sourceforge.net/viewvc/zk1/branches/3.5/zul/src/archive/web/zul/css/cmps/tree.css.dsp?view=markup">The CSS source of Auxhead with Tree <text:s/>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87cm" svg:height="2.487cm" draw:z-index="0"><draw:image xlink:href="../images/auxhead1.gif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02cm" draw:z-index="1"><draw:image xlink:href="../images/auxhead2.gif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auxhead,</text:span></text:p>
            <text:p text:style-name="P3"><text:span text:style-name="Source_20_Text">z-auxhead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tr.z-auxhead</text:span></text:span>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8"><text:span text:style-name="Source_20_Text"><text:span text:style-name="T2">background-image: url(</text:span></text:span><text:span text:style-name="Source_20_Text"><text:span text:style-name="T4">${c:encodeURL('~./zul/img/grid/s_hd.gif')}</text:span></text:span><text:span text:style-name="Source_20_Text"><text:span text:style-name="T2">); </text:span></text:span><text:span text:style-name="T2">background-color: </text:span><text:soft-page-break/><text:span text:style-name="T2">#C7E5F1;<text:tab/>background-repeat: repeat-x;</text:span></text:p>
          </table:table-cell>
        </table:table-row>
        <table:table-row>
          <table:table-cell table:style-name="Table17.A2" office:value-type="string">
            <text:p text:style-name="P17">div.z-grid-header th.z-auxheader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8"><text:span text:style-name="T6">overflow: hidden; border: 1px solid; </text:span>border-color: #DAE7F6 #9EB6CE #9EB6CE #DAE7F6; white-space: nowrap; padding: 2px; <text:s/>font-size: <text:span text:style-name="T3">${fontSizeM}</text:span>; font-weight: normal;</text:p>
          </table:table-cell>
        </table:table-row>
        <table:table-row>
          <table:table-cell table:style-name="Table17.A2" office:value-type="string">
            <text:p text:style-name="P17">.z-auxheader-cnt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8">font-size: <text:span text:style-name="T3">${fontSizeM}</text:span>; font-weight: normal; font-family: <text:span text:style-name="T3">${fontFamilyT}</text:span>; border: 0; margin: 0; padding: 0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09:13:49</dc:date>
    <meta:editing-cycles>13</meta:editing-cycles>
    <meta:editing-duration>PT3H22M1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7" meta:word-count="150" meta:character-count="957"/>
  </office:meta>
</office:document-meta>
</file>